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ObservationManager.getNextEvent( long time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erObservationManager.get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ObservationManager.ServerObservationManager( ObservationManager observationManager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ObservationManager.addEventListener( long listenerId , int eventTypes , String absPath , boolean isDeep , String [ ] uuid , String [ ] nodeTypeName , boolean noLoc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erObservationManager.removeEventListener( long listene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erObservationManager.checkQue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